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3673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When striking a stunned target produces an automatic critical h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tuns target for a short whi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witches places with targ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7" office:value-type="string">
            <text:p>Lethalit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70">
            <text:p>7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5"/>
        <table:table-column table:style-name="co6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office:value-type="string">
            <text:p>Steal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2" office:value-type="string">
            <text:p>Evasion</text:p>
          </table:table-cell>
          <table:table-cell table:style-name="ce21" office:value-type="string">
            <text:p>Trap Disarm</text:p>
          </table:table-cell>
          <table:table-cell table:number-columns-repeated="1020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office:value-type="string">
            <text:p>Dirty Fighting</text:p>
          </table:table-cell>
          <table:table-cell office:value-type="string">
            <text:p>Backstab</text:p>
          </table:table-cell>
          <table:table-cell office:value-type="string">
            <text:p>Switch Place</text:p>
          </table:table-cell>
          <table:table-cell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table:style-name="ce21" office:value-type="string">
            <text:p>Deadly Strikes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5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3"/>
          <table:table-cell table:number-columns-repeated="2"/>
          <table:table-cell table:style-name="ce26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03/14/2010</text:date>, <text:time>03:0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3-14T03:04:19</dc:date>
    <dc:language>fr-FR</dc:language>
    <meta:editing-cycles>97</meta:editing-cycles>
    <meta:editing-duration>PT77H13M16S</meta:editing-duration>
    <meta:document-statistic meta:table-count="2" meta:cell-count="103" meta:object-count="0"/>
    <meta:user-defined meta:name="Info 1"/>
    <meta:user-defined meta:name="Info 2"/>
    <meta:user-defined meta:name="Info 3"/>
    <meta:user-defined meta:name="Info 4"/>
  </office:meta>
</office:document-meta>
</file>